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9999cc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-color="#666699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2.126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2.126cm" draw:shadow="hidden"/>
    </style:style>
    <style:style style:name="gr7" style:family="graphic" style:parent-style-name="standard">
      <style:graphic-properties draw:stroke="none" svg:stroke-color="#000000" draw:fill="none" draw:fill-color="#ffffff" fo:min-height="0.878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8cm" fo:min-width="4.034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1.771cm" draw:shadow="hidden"/>
    </style:style>
    <style:style style:name="co1" style:family="table-column">
      <style:table-column-properties style:column-width="1.97cm" style:use-optimal-column-width="false"/>
    </style:style>
    <style:style style:name="ro1" style:family="table-row">
      <style:table-row-properties style:row-height="1.738cm"/>
    </style:style>
    <style:style style:name="ro2" style:family="table-row">
      <style:table-row-properties style:row-height="1.744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ff" style:repeat="repeat"/>
    </style:style>
    <style:style style:name="ce3" style:family="table-cell">
      <style:graphic-properties draw:fill="solid" draw:fill-color="#9999cc" style:repeat="repeat"/>
    </style:style>
    <style:style style:name="ce4" style:family="table-cell">
      <style:graphic-properties draw:fill="solid" draw:fill-color="#666699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/>
    </style:style>
    <style:style style:name="P3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95cm" svg:height="13.335cm" svg:x="1.5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167cm" svg:height="10.527cm" svg:x="2.854cm" svg:y="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539cm" svg:height="7.721cm" svg:x="4.168cm" svg:y="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912cm" svg:height="4.913cm" svg:x="5.481cm" svg:y="6.481cm">
          <text:p text:style-name="P1"><text:span text:style-name="T1">Kernel sp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626cm" svg:height="1.128cm" svg:x="7.101cm" svg:y="2.27cm">
          <draw:text-box>
            <text:p><text:span text:style-name="T1">Ring 3</text:span></text:p>
          </draw:text-box>
        </draw:frame>
        <draw:frame draw:style-name="gr6" draw:text-style-name="P3" draw:layer="layout" svg:width="2.626cm" svg:height="1.129cm" svg:x="7.101cm" svg:y="3.784cm">
          <draw:text-box>
            <text:p><text:span text:style-name="T1">Ring 2</text:span></text:p>
          </draw:text-box>
        </draw:frame>
        <draw:frame draw:style-name="gr7" draw:text-style-name="P3" draw:layer="layout" svg:width="3.284cm" svg:height="1.128cm" svg:x="7.209cm" svg:y="5.353cm">
          <draw:text-box>
            <text:p><text:span text:style-name="T1">Ring1</text:span></text:p>
          </draw:text-box>
        </draw:frame>
        <draw:frame draw:style-name="gr5" draw:text-style-name="P3" draw:layer="layout" svg:width="2.626cm" svg:height="1.128cm" svg:x="7.211cm" svg:y="7.127cm">
          <draw:text-box>
            <text:p><text:span text:style-name="T1">Ring 0</text:span></text:p>
          </draw:text-box>
        </draw:frame>
        <draw:frame draw:style-name="standard" draw:layer="layout" svg:width="1.969cm" svg:height="6.957cm" svg:x="17.962cm" svg:y="4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/>
            </table:table-row>
            <table:table-row table:style-name="ro2"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gr8" draw:text-style-name="P3" draw:layer="layout" svg:width="2.72cm" svg:height="1.128cm" svg:x="17.87cm" svg:y="12.371cm">
          <draw:text-box>
            <text:p><text:span text:style-name="T1">Most</text:span></text:p>
          </draw:text-box>
        </draw:frame>
        <draw:frame draw:style-name="gr9" draw:text-style-name="P3" draw:layer="layout" svg:width="2.271cm" svg:height="1.129cm" svg:x="17.962cm" svg:y="2.545cm">
          <draw:text-box>
            <text:p><text:span text:style-name="T1">Lea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avatage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203cm" draw:shadow-offset-y="0.20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tallicA OLD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ix </meta:initial-creator>
    <meta:creation-date>2010-09-18T12:36:59</meta:creation-date>
    <dc:date>2010-10-18T12:58:01</dc:date>
    <dc:creator>markix </dc:creator>
    <meta:editing-duration>PT00H05M45S</meta:editing-duration>
    <meta:editing-cycles>2</meta:editing-cycles>
    <meta:generator>OpenOffice.org/3.2$Linux OpenOffice.org_project/320m12$Build-9483</meta:generator>
    <meta:document-statistic meta:object-count="11"/>
  </office:meta>
</office:document-meta>
</file>